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1ca150a" officeooo:paragraph-rsid="01ca150a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d5ecff" style:font-size-asian="10pt" style:font-style-asian="normal" style:font-size-complex="10pt" style:font-style-complex="normal"/>
    </style:style>
    <style:style style:name="P5" style:family="paragraph" style:parent-style-name="Standard">
      <style:paragraph-properties fo:text-align="start" style:justify-single-word="false" fo:break-before="page"/>
      <style:text-properties style:font-name="Courier New" fo:font-size="11pt" fo:font-style="normal" fo:font-weight="normal" officeooo:rsid="01b7e788" officeooo:paragraph-rsid="019b4e07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ourier New" fo:font-size="11pt" fo:font-style="normal" fo:font-weight="normal" officeooo:rsid="01b7e788" officeooo:paragraph-rsid="019b4e07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start" style:justify-single-word="false" fo:break-before="page"/>
      <style:text-properties style:font-name="Courier New" fo:font-size="11pt" fo:font-style="normal" fo:font-weight="bold" officeooo:rsid="01b7e788" officeooo:paragraph-rsid="019b4e07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ourier New" fo:font-size="11pt" fo:font-style="normal" fo:font-weight="bold" officeooo:rsid="01b7e788" officeooo:paragraph-rsid="019b4e07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ourier New" fo:font-size="11pt" fo:font-style="normal" fo:font-weight="bold" officeooo:rsid="01b7e788" officeooo:paragraph-rsid="01d0c009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Courier New" fo:font-size="11pt" fo:font-style="normal" fo:font-weight="bold" officeooo:rsid="01b7e788" officeooo:paragraph-rsid="01d7b8ec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ourier New" fo:font-size="11pt" fo:font-style="normal" fo:font-weight="bold" officeooo:rsid="01b7e788" officeooo:paragraph-rsid="019b4e07" style:font-size-asian="11pt" style:font-style-asian="normal" style:font-weight-asian="bold" style:font-size-complex="11pt" style:font-style-complex="normal" style:font-weight-complex="bold"/>
    </style:style>
    <style:style style:name="P1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d5ecff"/>
    </style:style>
    <style:style style:name="T2" style:family="text">
      <style:text-properties officeooo:rsid="01cae97d"/>
    </style:style>
    <style:style style:name="T3" style:family="text">
      <style:text-properties officeooo:rsid="015f19d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1d7b8ec" style:font-weight-asian="bold" style:font-weight-complex="bold"/>
    </style:style>
    <style:style style:name="T6" style:family="text">
      <style:text-properties officeooo:rsid="01d3a0dd"/>
    </style:style>
    <style:style style:name="T7" style:family="text">
      <style:text-properties officeooo:rsid="00840c47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1d3b2f1" style:font-weight-asian="normal" style:font-weight-complex="normal"/>
    </style:style>
    <style:style style:name="T10" style:family="text">
      <style:text-properties officeooo:rsid="01d7b8ec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mport pm.gamewindow.*;</text:p>
      <text:p text:style-name="P6"/>
      <text:p text:style-name="P8">/*</text:p>
      <text:p text:style-name="P8"><text:s/>* Stellt ein bewegtes Objekt in einem <text:span text:style-name="T10">GameWindow</text:span> dar.</text:p>
      <text:p text:style-name="P8"><text:s/>* <text:span text:style-name="T6">(Name, Datum)</text:span></text:p>
      <text:p text:style-name="P8"><text:s/>*/</text:p>
      <text:p text:style-name="P6">class Sprite</text:p>
      <text:p text:style-name="P6">{</text:p>
      <text:p text:style-name="P6"><text:s text:c="3"/>double x, y; <text:s text:c="5"/><text:span text:style-name="T4">// Position innerhalb eines GameWindow</text:span></text:p>
      <text:p text:style-name="P6"><text:s text:c="3"/>double richtung; <text:s/><text:span text:style-name="T4">// Richtung der Bewegung </text:span><text:span text:style-name="T5">in Grad</text:span><text:span text:style-name="T4"> </text:span><text:span text:style-name="T5">(0:x-Achse, im UZS)</text:span></text:p>
      <text:p text:style-name="P6"><text:s text:c="3"/>double speed; <text:s text:c="4"/><text:span text:style-name="T4">// Distanz pro Bewegung in Pixel</text:span><text:span text:style-name="T5">n</text:span></text:p>
      <text:p text:style-name="P6"><text:s text:c="3"/>GameImage image;</text:p>
      <text:p text:style-name="P6"/>
      <text:p text:style-name="P8"><text:s text:c="3"/>/*</text:p>
      <text:p text:style-name="P10"><text:s text:c="4"/>* Lädt das GameImage aus einer Bilddatei <text:span text:style-name="T10">(gegeben durch</text:span> pdatei<text:span text:style-name="T10">)</text:span></text:p>
      <text:p text:style-name="P8"><text:s text:c="4"/>*/</text:p>
      <text:p text:style-name="P6"><text:s text:c="3"/>Sprite(String pdatei)</text:p>
      <text:p text:style-name="P6"><text:s text:c="3"/>{</text:p>
      <text:p text:style-name="P6"><text:s text:c="6"/>image = new GameImage(pdatei);</text:p>
      <text:p text:style-name="P6"><text:s text:c="3"/>}</text:p>
      <text:p text:style-name="P6"/>
      <text:p text:style-name="P8"><text:s text:c="3"/>/*</text:p>
      <text:p text:style-name="P8"><text:s text:c="4"/>* Setzt die Position des Sprites innerhalb des GameWindow </text:p>
      <text:p text:style-name="P8"><text:s text:c="4"/>* (bezogen auf die linke obere Ecke des GameImages)</text:p>
      <text:p text:style-name="P8"><text:s text:c="4"/>*/</text:p>
      <text:p text:style-name="P6"><text:s text:c="3"/>void setPosition(double px, double py)</text:p>
      <text:p text:style-name="P6"><text:s text:c="3"/>{</text:p>
      <text:p text:style-name="P6"><text:s text:c="6"/>x = px;</text:p>
      <text:p text:style-name="P6"><text:s text:c="6"/>y = py;</text:p>
      <text:p text:style-name="P6"><text:s text:c="3"/>}</text:p>
      <text:p text:style-name="P6"/>
      <text:p text:style-name="P8"><text:s text:c="3"/>/*</text:p>
      <text:p text:style-name="P9"><text:s text:c="4"/>* Setzt die Entfernung, mit der sich der Sprite mit einem Aufruf von</text:p>
      <text:p text:style-name="P9"><text:s text:c="4"/>* bewege() in der aktuellen Richtung bewegt (in Pixeln).</text:p>
      <text:p text:style-name="P8"><text:s text:c="4"/>*/</text:p>
      <text:p text:style-name="P6"><text:s text:c="3"/>void setSpeed(double ps)</text:p>
      <text:p text:style-name="P6"><text:s text:c="3"/>{</text:p>
      <text:p text:style-name="P6"><text:s text:c="6"/>speed = ps;</text:p>
      <text:p text:style-name="P6"><text:s text:c="3"/>}</text:p>
      <text:p text:style-name="P6"/>
      <text:p text:style-name="P8"><text:s text:c="3"/>/*</text:p>
      <text:p text:style-name="P8"><text:s text:c="4"/>* Setzt die Richtung, in die sich der Sprite bewegt (in Grad).</text:p>
      <text:p text:style-name="P8"><text:s text:c="4"/>* 0° <text:span text:style-name="T10">= </text:span>x-Achse, im Uhrzeigersinn</text:p>
      <text:p text:style-name="P8"><text:s text:c="4"/>*/</text:p>
      <text:p text:style-name="P6"><text:s text:c="3"/>void setRichtung(double pr)</text:p>
      <text:p text:style-name="P6"><text:s text:c="3"/>{</text:p>
      <text:p text:style-name="P6"><text:s text:c="6"/>richtung = pr;</text:p>
      <text:p text:style-name="P6"><text:s text:c="3"/>}</text:p>
      <text:p text:style-name="P6"><text:s text:c="4"/></text:p>
      <text:p text:style-name="P6"/>
      <text:p text:style-name="P6"/>
      <text:p text:style-name="P6"/>
      <text:p text:style-name="P6"/>
      <text:p text:style-name="P6"><draw:frame text:anchor-type="paragraph" draw:z-index="0" draw:name="Form1" draw:style-name="gr1" draw:text-style-name="P12" svg:width="1.795cm" svg:height="0.63cm" svg:x="15.196cm" svg:y="0.425cm"><draw:image xlink:href="Pictures/10000000000000580000001F84D8045FF773DCF2.png" xlink:type="simple" xlink:show="embed" xlink:actuate="onLoad" draw:mime-type="image/png"><text:p/></draw:image></draw:frame></text:p>
      <text:p text:style-name="P4"><text:span text:style-name="T4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7">pothmann.de</text:span></text:a><text:span text:style-name="T7">, f</text:span><text:span text:style-name="T8">reigegeben unter </text:span><text:a xlink:type="simple" xlink:href="https://creativecommons.org/licenses/by-nc-sa/4.0/" text:style-name="Internet_20_link" text:visited-style-name="Visited_20_Internet_20_Link"><text:span text:style-name="T8">CC BY-NC-SA 4.0</text:span></text:a><text:span text:style-name="T8">, </text:span><text:span text:style-name="T9">März 2021</text:span></text:p>
      <text:p text:style-name="P7"><text:s text:c="3"/>/*</text:p>
      <text:p text:style-name="P8"><text:s text:c="4"/>* Bewegt die Position in "richtung" um "speed" Pixel</text:p>
      <text:p text:style-name="P8"><text:s text:c="4"/>*/</text:p>
      <text:p text:style-name="P6"><text:s text:c="3"/>void bewege()</text:p>
      <text:p text:style-name="P6"><text:s text:c="3"/>{</text:p>
      <text:p text:style-name="P6"><text:s text:c="6"/>x = x + Math.cos(richtung * Math.PI / 180.0) * speed;</text:p>
      <text:p text:style-name="P6"><text:s text:c="6"/>y = y + Math.sin(richtung * Math.PI / 180.0) * speed;</text:p>
      <text:p text:style-name="P6"><text:s text:c="3"/>}</text:p>
      <text:p text:style-name="P6"/>
      <text:p text:style-name="P8"><text:s text:c="3"/>/*</text:p>
      <text:p text:style-name="P8"><text:s text:c="4"/>* Zeichnet das <text:span text:style-name="T10">GameImage</text:span> an der aktuellen Position</text:p>
      <text:p text:style-name="P8"><text:s text:c="4"/>* auf das GameWindow <text:span text:style-name="T10">pWindow</text:span></text:p>
      <text:p text:style-name="P8"><text:s text:c="4"/>*/</text:p>
      <text:p text:style-name="P6"><text:s text:c="3"/>void draw(GameWindow <text:span text:style-name="T10">pW</text:span>in<text:span text:style-name="T10">dow</text:span>)</text:p>
      <text:p text:style-name="P6"><text:s text:c="3"/>{</text:p>
      <text:p text:style-name="P6"><text:s text:c="6"/><text:span text:style-name="T10">pW</text:span>in<text:span text:style-name="T10">dow</text:span>.drawImage(image, (int)x, (int)y);</text:p>
      <text:p text:style-name="P6"><text:s text:c="3"/>}</text:p>
      <text:p text:style-name="P6">}</text:p>
      <text:p text:style-name="P6"/>
      <text:p text:style-name="P6">import pm.gamewindow.*;</text:p>
      <text:p text:style-name="P6"/>
      <text:p text:style-name="P8">/*</text:p>
      <text:p text:style-name="P8"><text:s/>* Hauptklasse des Projekts, <text:span text:style-name="T10">zeichnet zwei Sprites auf ein Fenster</text:span></text:p>
      <text:p text:style-name="P8"><text:s/>* <text:span text:style-name="T10">(Name, Datum)</text:span></text:p>
      <text:p text:style-name="P8"><text:s/>*/</text:p>
      <text:p text:style-name="P6">class Game</text:p>
      <text:p text:style-name="P6">{</text:p>
      <text:p text:style-name="P6"><text:s text:c="3"/>Sprite sp1, sp2;</text:p>
      <text:p text:style-name="P6"><text:s text:c="3"/>GameWindow window;</text:p>
      <text:p text:style-name="P6"><text:s text:c="4"/></text:p>
      <text:p text:style-name="P8"><text:s text:c="3"/>/*</text:p>
      <text:p text:style-name="P8"><text:s text:c="4"/>* Erzeugt Sprites und <text:span text:style-name="T10">F</text:span>enster</text:p>
      <text:p text:style-name="P8"><text:s text:c="4"/>*/</text:p>
      <text:p text:style-name="P6"><text:s text:c="3"/>Game()</text:p>
      <text:p text:style-name="P6"><text:s text:c="3"/>{</text:p>
      <text:p text:style-name="P6"><text:s text:c="6"/>sp1 = new Sprite("./images/ghost red 100x100.png");</text:p>
      <text:p text:style-name="P6"><text:s text:c="6"/>sp2 = new Sprite("./images/ghost pink 100x100.png");</text:p>
      <text:p text:style-name="P6"><text:s text:c="6"/>window = new GameWindow(100, 100, 800, 600, "Beispiel");</text:p>
      <text:p text:style-name="P6"><text:s text:c="3"/>}</text:p>
      <text:p text:style-name="P6"><text:s text:c="4"/></text:p>
      <text:p text:style-name="P8"><text:s text:c="3"/>/*</text:p>
      <text:p text:style-name="P8"><text:s text:c="4"/>* Zeichnet <text:span text:style-name="T10">die</text:span> Sprites an unterschiedliche Positionen</text:p>
      <text:p text:style-name="P8"><text:s text:c="4"/>*/</text:p>
      <text:p text:style-name="P6"><text:s text:c="3"/>void main()</text:p>
      <text:p text:style-name="P6"><text:s text:c="3"/>{ <text:s text:c="7"/></text:p>
      <text:p text:style-name="P6"><text:s text:c="6"/>sp1.setPosition(100, 250);</text:p>
      <text:p text:style-name="P6"><text:s text:c="6"/>sp2.setPosition(600, 250);</text:p>
      <text:p text:style-name="P6"/>
      <text:p text:style-name="P6"><text:s text:c="6"/>sp1.draw(window);</text:p>
      <text:p text:style-name="P6"><text:s text:c="6"/>sp2.draw(window);</text:p>
      <text:p text:style-name="P6"/>
      <text:p text:style-name="P6"><text:s text:c="6"/>window.paintFrame();</text:p>
      <text:p text:style-name="P6"><text:s text:c="3"/>}</text:p>
      <text:p text:style-name="P6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ca150a" officeooo:paragraph-rsid="01ca150a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d5ecff"/>
    </style:style>
    <style:style style:name="MT2" style:family="text">
      <style:text-properties officeooo:rsid="01cae97d"/>
    </style:style>
    <style:style style:name="MT3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057858856896">
            <table:table-cell table:style-name="Tabelle1.A1" office:value-type="string">
              <text:p text:style-name="MP1">Kommentar<text:span text:style-name="MT1">e</text:span> – <text:span text:style-name="MT2">Lösung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3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5-01-16T12:29:35.106000000</dc:date>
    <meta:editing-duration>P4DT7H8M55S</meta:editing-duration>
    <meta:editing-cycles>324</meta:editing-cycles>
    <meta:generator>LibreOffice/7.3.3.2$Windows_X86_64 LibreOffice_project/d1d0ea68f081ee2800a922cac8f79445e4603348</meta:generator>
    <meta:document-statistic meta:table-count="1" meta:image-count="0" meta:object-count="0" meta:page-count="2" meta:paragraph-count="97" meta:word-count="315" meta:character-count="2200" meta:non-whitespace-character-count="1649"/>
  </office:meta>
</office:document-meta>
</file>